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 Black" svg:font-family="'Source Code Pro Black'" style:font-pitch="fixed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9.25cm" fo:min-width="10.4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7.95cm" fo:min-width="9cm"/>
    </style:style>
    <style:style style:name="gr3" style:family="graphic" style:parent-style-name="standard">
      <style:graphic-properties draw:textarea-horizontal-align="justify" draw:textarea-vertical-align="middle" draw:auto-grow-height="false" fo:min-height="8.65cm" fo:min-width="11.1cm"/>
      <style:paragraph-properties style:writing-mode="lr-tb"/>
    </style:style>
    <style:style style:name="gr4" style:family="graphic" style:parent-style-name="standard">
      <style:graphic-properties svg:stroke-width="0.159cm" svg:stroke-color="#127622" draw:marker-start-width="0.438cm" draw:marker-end-width="0.438cm" draw:fill-color="#8e86ae" draw:textarea-horizontal-align="justify" draw:textarea-vertical-align="middle" draw:auto-grow-height="false" fo:min-height="1.8cm" fo:min-width="3.65cm" fo:padding-top="0.204cm" fo:padding-bottom="0.204cm" fo:padding-left="0.329cm" fo:padding-right="0.329cm"/>
      <style:paragraph-properties style:writing-mode="lr-tb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style:paragraph-properties fo:text-align="center"/>
      <style:text-properties style:font-name="Source Code Pro Black" fo:font-size="66pt" style:font-size-asian="66pt" style:font-size-complex="66pt"/>
    </style:style>
    <style:style style:name="P4" style:family="paragraph">
      <style:paragraph-properties fo:text-align="center"/>
    </style:style>
    <style:style style:name="P5" style:family="paragraph">
      <loext:graphic-properties draw:fill-color="#8e86ae"/>
      <style:paragraph-properties fo:text-align="center"/>
      <style:text-properties fo:color="#c9211e" style:font-name="Z003" fo:font-size="32pt" style:font-size-asian="32pt" style:font-size-complex="32pt"/>
    </style:style>
    <style:style style:name="T1" style:family="text">
      <style:text-properties style:font-name="Source Code Pro Black" fo:font-size="66pt" style:font-size-asian="66pt" style:font-size-complex="66pt"/>
    </style:style>
    <style:style style:name="T2" style:family="text">
      <style:text-properties fo:color="#c9211e" style:font-name="Z00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9cm" svg:height="9.5cm" svg:x="-1.7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cm" svg:height="8.2cm" svg:x="15.1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8.9cm" svg:x="4.9cm" svg:y="3.6cm">
          <text:p text:style-name="P3"><text:span text:style-name="T1">pYd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3cm" svg:height="4.1cm" svg:x="15.9cm" svg:y="10.7cm">
          <text:p text:style-name="P4"><text:span text:style-name="T2">By cGIfl3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 Black" svg:font-family="'Source Code Pro Black'" style:font-pitch="fixed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6T12:39:32.573644763</meta:creation-date>
    <dc:date>2020-07-26T12:44:46.585899845</dc:date>
    <meta:editing-duration>PT5M14S</meta:editing-duration>
    <meta:editing-cycles>2</meta:editing-cycles>
    <meta:generator>LibreOffice/6.4.5.2$Linux_X86_64 LibreOffice_project/40$Build-2</meta:generator>
    <meta:document-statistic meta:object-count="4"/>
  </office:meta>
</office:document-meta>
</file>